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999999" draw:marker-start-width="0.252cm" draw:marker-end-width="0.252cm" draw:fill="solid" draw:fill-color="#0000ff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999999" draw:marker-start-width="0.252cm" draw:marker-end-width="0.252cm" draw:fill="none" draw:fill-color="#dddddd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999999" draw:marker-start-width="0.252cm" draw:marker-end-width="0.252cm" draw:fill="solid" draw:fill-color="#0000ff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999999" draw:marker-start-width="0.252cm" draw:marker-end-width="0.252cm" draw:fill="none" draw:fill-color="#dddddd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999999" draw:marker-start-width="0.252cm" draw:marker-end-width="0.252cm" draw:fill="solid" draw:fill-color="#0000ff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999999" draw:marker-start-width="0.252cm" draw:marker-end-width="0.252cm" draw:fill="none" draw:fill-color="#dddddd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999999" draw:marker-start-width="0.252cm" draw:marker-end-width="0.252cm" draw:fill="none" draw:fill-color="#0000ff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999999" draw:marker-start-width="0.252cm" draw:marker-end-width="0.252cm" draw:fill="none" draw:fill-color="#0000ff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999999" draw:marker-start-width="0.252cm" draw:marker-end-width="0.252cm" draw:fill="none" draw:fill-color="#0000ff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10" style:family="graphic" style:parent-style-name="standard" style:list-style-name="L2">
      <style:graphic-properties draw:stroke="none" draw:fill="none" fo:min-height="1.02cm"/>
    </style:style>
    <style:style style:name="gr11" style:family="graphic" style:parent-style-name="standard" style:list-style-name="L2">
      <style:graphic-properties draw:stroke="none" draw:fill="none" fo:min-height="1.02cm"/>
    </style:style>
    <style:style style:name="gr12" style:family="graphic" style:parent-style-name="standard" style:list-style-name="L2">
      <style:graphic-properties draw:stroke="none" draw:fill="none" fo:min-height="1.02cm"/>
    </style:style>
    <style:style style:name="gr13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opacity="10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999999" draw:marker-start-width="0.252cm" draw:marker-end-width="0.252cm" draw:fill="none" draw:fill-color="#ff0000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18" style:family="graphic" style:parent-style-name="standard" style:list-style-name="L2">
      <style:graphic-properties draw:stroke="none" draw:fill="none" fo:min-height="1.02cm"/>
    </style:style>
    <style:style style:name="gr19" style:family="graphic" style:parent-style-name="standard" style:list-style-name="L2">
      <style:graphic-properties draw:stroke="none" draw:fill="none" fo:min-height="1.02cm"/>
    </style:style>
    <style:style style:name="gr20" style:family="graphic" style:parent-style-name="standard" style:list-style-name="L2">
      <style:graphic-properties draw:stroke="none" draw:fill="none" fo:min-height="1.02cm"/>
    </style:style>
    <style:style style:name="gr21" style:family="graphic" style:parent-style-name="standard" style:list-style-name="L2">
      <style:graphic-properties draw:stroke="none" draw:fill="none" fo:min-height="4.4cm"/>
    </style:style>
    <style:style style:name="gr2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3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6.543cm"/>
    </style:style>
    <style:style style:name="gr25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52cm"/>
    </style:style>
    <style:style style:name="gr29" style:family="graphic">
      <style:graphic-properties style:protect="size"/>
    </style:style>
    <style:style style:name="gr30" style:family="graphic" style:parent-style-name="standard" style:list-style-name="L2">
      <style:graphic-properties draw:stroke="none" draw:fill="none" fo:min-height="1.575cm"/>
    </style:style>
    <style:style style:name="gr31" style:family="graphic" style:parent-style-name="Object_20_with_20_no_20_fill_20_and_20_no_20_line">
      <style:graphic-properties draw:textarea-vertical-align="middle" draw:ole-draw-aspect="1" style:protect="size"/>
    </style:style>
    <style:style style:name="gr32" style:family="graphic" style:parent-style-name="standard" style:list-style-name="L2">
      <style:graphic-properties draw:stroke="none" draw:fill="none" fo:min-height="1.02cm"/>
    </style:style>
    <style:style style:name="gr33" style:family="graphic" style:parent-style-name="standard" style:list-style-name="L2">
      <style:graphic-properties draw:stroke="none" draw:fill="none" fo:min-height="1.02cm"/>
    </style:style>
    <style:style style:name="gr34" style:family="graphic" style:parent-style-name="standard">
      <style:graphic-properties draw:stroke="none" svg:stroke-width="0.044cm" draw:stroke-linejoin="miter" draw:fill="solid" draw:fill-color="#ffffff"/>
    </style:style>
    <style:style style:name="gr35" style:family="graphic" style:parent-style-name="standard">
      <style:graphic-properties draw:stroke="none" svg:stroke-width="0.044cm" draw:stroke-linejoin="miter" draw:fill="solid" draw:fill-color="#000000"/>
    </style:style>
    <style:style style:name="gr36" style:family="graphic" style:parent-style-name="standard" style:list-style-name="L2">
      <style:graphic-properties draw:stroke="none" draw:fill="none" fo:min-height="1.575cm"/>
    </style:style>
    <style:style style:name="gr3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title">
      <style:graphic-properties draw:stroke="none" draw:fill="none" fo:min-height="1.73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draw:fill="none" fo:min-height="3.473cm"/>
    </style:style>
    <style:style style:name="P1" style:family="paragraph">
      <loext:graphic-properties draw:fill="none"/>
      <style:text-properties fo:font-size="44pt"/>
    </style:style>
    <style:style style:name="P2" style:family="paragraph">
      <loext:graphic-properties draw:fill="solid" draw:fill-color="#0000ff"/>
      <style:paragraph-properties fo:text-align="center"/>
    </style:style>
    <style:style style:name="P3" style:family="paragraph">
      <loext:graphic-properties draw:fill="none" draw:fill-color="#dddddd"/>
      <style:paragraph-properties fo:text-align="center"/>
    </style:style>
    <style:style style:name="P4" style:family="paragraph">
      <loext:graphic-properties draw:fill="solid" draw:fill-color="#0000ff" draw:opacity="100%"/>
      <style:paragraph-properties fo:text-align="center"/>
    </style:style>
    <style:style style:name="P5" style:family="paragraph">
      <loext:graphic-properties draw:fill="none" draw:fill-color="#0000ff" draw:opacity="100%"/>
      <style:paragraph-properties fo:text-align="center"/>
    </style:style>
    <style:style style:name="P6" style:family="paragraph">
      <loext:graphic-properties draw:fill="none" draw:fill-color="#0000ff"/>
      <style:paragraph-properties fo:text-align="center"/>
    </style:style>
    <style:style style:name="P7" style:family="paragraph">
      <style:paragraph-properties fo:margin-left="0cm" fo:margin-right="0cm" fo:margin-top="0.4cm" fo:margin-bottom="0.908cm" fo:line-height="100%" fo:text-indent="0cm" style:writing-mode="lr-tb"/>
    </style:style>
    <style:style style:name="P8" style:family="paragraph">
      <loext:graphic-properties draw:fill="none"/>
      <style:paragraph-properties fo:margin-left="0cm" fo:margin-right="0cm" fo:margin-top="0.4cm" fo:margin-bottom="0.908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none" draw:fill-color="#ff0000" draw:opacity="100%"/>
      <style:paragraph-properties fo:text-align="center"/>
    </style:style>
    <style:style style:name="P12" style:family="paragraph">
      <style:paragraph-properties fo:margin-left="0cm" fo:margin-right="0cm" fo:margin-top="0.406cm" fo:margin-bottom="0.305cm" fo:line-height="100%" fo:text-indent="0cm" style:writing-mode="lr-tb"/>
    </style:style>
    <style:style style:name="P13" style:family="paragraph">
      <loext:graphic-properties draw:fill="none"/>
      <style:paragraph-properties fo:margin-left="0cm" fo:margin-right="0cm" fo:margin-top="0.406cm" fo:margin-bottom="0.305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22pt"/>
    </style:style>
    <style:style style:name="P16" style:family="paragraph">
      <loext:graphic-properties draw:fill="none" draw:fill-color="#ffffff"/>
      <style:text-properties fo:font-size="24pt" fo:font-style="italic"/>
    </style:style>
    <style:style style:name="P17" style:family="paragraph">
      <loext:graphic-properties draw:fill="none" draw:fill-color="#ffffff"/>
      <style:text-properties fo:font-size="1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-color="#ffffff"/>
    </style:style>
    <style:style style:name="T1" style:family="text">
      <style:text-properties fo:font-size="44pt"/>
    </style:style>
    <style:style style:name="T2" style:family="text">
      <style:text-properties fo:font-size="44pt" fo:font-style="italic" style:font-style-asian="italic" style:font-style-complex="italic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/>
    </style:style>
    <style:style style:name="T7" style:family="text">
      <style:text-properties fo:font-size="24pt" fo:font-style="italic"/>
    </style:style>
    <style:style style:name="T8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41cm" svg:height="1.738cm" svg:x="2.72cm" svg:y="0.64cm">
          <draw:text-box>
            <text:p><text:span text:style-name="T1">Occupancy, Prevalence, </text:span><text:span text:style-name="T2">P</text:span></text:p>
          </draw:text-box>
        </draw:frame>
        <draw:g xml:id="id1" draw:id="id1">
          <draw:custom-shape draw:style-name="gr1" draw:text-style-name="P2" draw:layer="layout" svg:width="0.508cm" svg:height="0.508cm" svg:x="2.0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0.508cm" svg:height="0.508cm" svg:x="2.54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07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4.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08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5.59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0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2.54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05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3.56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016cm" svg:height="1.016cm" svg:x="2.04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3.056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4.072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5.088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2.0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3.056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4.072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5.088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2.04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3.056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4.072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5.088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2.0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3.05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4.072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5.08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2.0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3.05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4.072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5.08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2.032cm" svg:height="2.032cm" svg:x="2.04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032cm" svg:height="2.032cm" svg:x="4.072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032cm" svg:height="2.032cm" svg:x="2.04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032cm" svg:height="2.032cm" svg:x="4.072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508cm" svg:height="0.508cm" svg:x="3.05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016cm" svg:height="1.016cm" svg:x="2.0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3.056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8" draw:layer="layout" svg:width="5.81cm" svg:height="1.27cm" svg:x="1.12cm" svg:y="9.13cm">
            <draw:text-box>
              <text:p text:style-name="P7"><text:span text:style-name="T3">P</text:span><text:span text:style-name="T4"> = 2/16 = 0.13</text:span></text:p>
            </draw:text-box>
          </draw:frame>
          <draw:frame draw:style-name="gr11" draw:text-style-name="P8" draw:layer="layout" svg:width="5.81cm" svg:height="1.27cm" svg:x="1.12cm" svg:y="3.45cm">
            <draw:text-box>
              <text:p text:style-name="P7"><text:span text:style-name="T3">P</text:span><text:span text:style-name="T4"> = 3/64 = 0.05 </text:span></text:p>
            </draw:text-box>
          </draw:frame>
          <draw:frame draw:style-name="gr12" draw:text-style-name="P8" draw:layer="layout" svg:width="5.81cm" svg:height="1.27cm" svg:x="1.12cm" svg:y="14.81cm">
            <draw:text-box>
              <text:p text:style-name="P7"><text:span text:style-name="T3">P</text:span><text:span text:style-name="T4"> = 1/4 = 0.25</text:span></text:p>
            </draw:text-box>
          </draw:frame>
          <draw:custom-shape draw:style-name="gr1" draw:text-style-name="P2" draw:layer="layout" svg:width="0.508cm" svg:height="0.508cm" svg:x="2.0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2" draw:text-style-name="P3" draw:layer="layout" svg:width="0.508cm" svg:height="0.508cm" svg:x="8.81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508cm" svg:height="0.508cm" svg:x="9.32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layout" svg:width="0.508cm" svg:height="0.508cm" svg:x="8.81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layout" svg:width="0.508cm" svg:height="0.508cm" svg:x="11.86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85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3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1.86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2.37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8.81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32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9.83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08cm" svg:height="0.508cm" svg:x="10.34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8.818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834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85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866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818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83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016cm" svg:height="1.016cm" svg:x="10.85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866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818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834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85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866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81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83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85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86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81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83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85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86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1" draw:layer="layout" svg:width="2.032cm" svg:height="2.032cm" svg:x="8.818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032cm" svg:height="2.032cm" svg:x="10.85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9" draw:layer="layout" svg:width="2.032cm" svg:height="2.032cm" svg:x="8.818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032cm" svg:height="2.032cm" svg:x="10.85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508cm" svg:height="0.508cm" svg:x="8.81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508cm" svg:height="0.508cm" svg:x="9.83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8.818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9.83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8" draw:layer="layout" svg:width="5.81cm" svg:height="1.27cm" svg:x="7.898cm" svg:y="9.13cm">
            <draw:text-box>
              <text:p text:style-name="P7"><text:span text:style-name="T3">P</text:span><text:span text:style-name="T4"> = 3/16 = 0.19</text:span></text:p>
            </draw:text-box>
          </draw:frame>
          <draw:frame draw:style-name="gr19" draw:text-style-name="P8" draw:layer="layout" svg:width="5.81cm" svg:height="1.27cm" svg:x="7.898cm" svg:y="3.45cm">
            <draw:text-box>
              <text:p text:style-name="P7"><text:span text:style-name="T3">P</text:span><text:span text:style-name="T4"> = 3/64 = 0.05 </text:span></text:p>
            </draw:text-box>
          </draw:frame>
          <draw:frame draw:style-name="gr20" draw:text-style-name="P8" draw:layer="layout" svg:width="5.81cm" svg:height="1.27cm" svg:x="7.898cm" svg:y="14.81cm">
            <draw:text-box>
              <text:p text:style-name="P7"><text:span text:style-name="T3">P</text:span><text:span text:style-name="T4"> = 3/4 = 0.75</text:span></text:p>
            </draw:text-box>
          </draw:frame>
          <draw:custom-shape draw:style-name="gr14" draw:text-style-name="P10" draw:layer="layout" svg:width="0.508cm" svg:height="0.508cm" svg:x="11.32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016cm" svg:height="1.016cm" svg:x="11.86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016cm" svg:height="1.016cm" svg:x="8.81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9" draw:layer="layout" svg:width="2.032cm" svg:height="2.032cm" svg:x="10.85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9" draw:layer="layout" svg:width="2.032cm" svg:height="2.032cm" svg:x="10.85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1" draw:text-style-name="P13" draw:layer="layout" svg:width="11.43cm" svg:height="4.65cm" svg:x="16.256cm" svg:y="15.401cm">
          <draw:text-box>
            <text:p xml:id="id4" text:id="id4" text:style-name="P12"><text:span text:style-name="T5">Occupancy-area relationship (He &amp; Condit 2007)</text:span></text:p>
            <text:p xml:id="id5" text:id="id5" text:style-name="P12"><text:span text:style-name="T5">Scale-area relationship (Kunin 1998)</text:span></text:p>
            <text:p xml:id="id6" text:id="id6" text:style-name="P12"><text:span text:style-name="T5">Range-area relationship (Harte et al. 2005)</text:span></text:p>
            <text:p xml:id="id7" text:id="id7" text:style-name="P12"><text:span text:style-name="T5">Area-area curve (IUCN 2011)</text:span></text:p>
            <text:p xml:id="id8" text:id="id8" text:style-name="P12"><text:span text:style-name="T5">Scaling pattern of occupancy (Hui et al. 209)</text:span></text:p>
          </draw:text-box>
        </draw:frame>
        <draw:g xml:id="id3" draw:id="id3">
          <draw:line draw:style-name="gr22" draw:text-style-name="P14" draw:layer="layout" svg:x1="17.78cm" svg:y1="5.095cm" svg:x2="17.78cm" svg:y2="12.7cm">
            <text:p/>
          </draw:line>
          <draw:line draw:style-name="gr22" draw:text-style-name="P14" draw:layer="layout" svg:x1="17.78cm" svg:y1="12.7cm" svg:x2="25.43cm" svg:y2="12.7cm">
            <text:p/>
          </draw:line>
          <draw:frame draw:style-name="gr23" draw:text-style-name="P15" draw:layer="layout" svg:width="6.238cm" svg:height="1.119cm" svg:x="18.408cm" svg:y="13.594cm">
            <draw:text-box>
              <text:p><text:span text:style-name="T6">Cell area (Grain)</text:span></text:p>
            </draw:text-box>
          </draw:frame>
          <draw:frame draw:style-name="gr24" draw:text-style-name="P16" draw:layer="layout" svg:width="1.324cm" svg:height="1.195cm" draw:transform="rotate (1.5707963267949) translate (16.564cm 9.338cm)">
            <draw:text-box>
              <text:p><text:span text:style-name="T7">P</text:span></text:p>
            </draw:text-box>
          </draw:frame>
          <draw:polyline draw:style-name="gr25" draw:text-style-name="P14" draw:layer="layout" svg:width="7.836cm" svg:height="0.193cm" draw:transform="rotate (0.244695161129605) translate (17.7797307984309cm 12.5487946932588cm)" svg:viewBox="0 0 7837 194" draw:points="0,1 3920,0 7837,194">
            <text:p/>
          </draw:polyline>
          <draw:polyline draw:style-name="gr26" draw:text-style-name="P14" draw:layer="layout" svg:width="8.867cm" svg:height="3.096cm" draw:transform="rotate (0.291295452157854) translate (16.8904815164059cm 9.5830721011047cm)" svg:viewBox="0 0 8868 3097" draw:points="0,3097 3970,3097 8868,0">
            <text:p/>
          </draw:polyline>
          <draw:line draw:style-name="gr22" draw:text-style-name="P14" draw:layer="layout" svg:x1="17.526cm" svg:y1="5.035cm" svg:x2="17.78cm" svg:y2="5.035cm">
            <text:p/>
          </draw:line>
          <draw:line draw:style-name="gr22" draw:text-style-name="P14" draw:layer="layout" svg:x1="17.526cm" svg:y1="5.035cm" svg:x2="17.78cm" svg:y2="5.035cm">
            <text:p/>
          </draw:line>
          <draw:line draw:style-name="gr22" draw:text-style-name="P14" draw:layer="layout" svg:x1="17.526cm" svg:y1="12.7cm" svg:x2="17.78cm" svg:y2="12.7cm">
            <text:p/>
          </draw:line>
          <draw:frame draw:style-name="gr27" draw:text-style-name="P17" draw:layer="layout" svg:width="0.777cm" svg:height="1.119cm" svg:x="16.873cm" svg:y="4.569cm">
            <draw:text-box>
              <text:p><text:span text:style-name="T8">1</text:span></text:p>
            </draw:text-box>
          </draw:frame>
          <draw:line draw:style-name="gr22" draw:text-style-name="P14" draw:layer="layout" svg:x1="17.78cm" svg:y1="12.7cm" svg:x2="17.78cm" svg:y2="12.954cm">
            <text:p/>
          </draw:line>
          <draw:line draw:style-name="gr22" draw:text-style-name="P14" draw:layer="layout" svg:x1="21.59cm" svg:y1="12.7cm" svg:x2="21.59cm" svg:y2="12.954cm">
            <text:p/>
          </draw:line>
          <draw:line draw:style-name="gr22" draw:text-style-name="P14" draw:layer="layout" svg:x1="25.4cm" svg:y1="12.7cm" svg:x2="25.4cm" svg:y2="12.954cm">
            <text:p/>
          </draw:line>
          <draw:frame draw:style-name="gr27" draw:text-style-name="P17" draw:layer="layout" svg:width="0.777cm" svg:height="1.119cm" svg:x="16.864cm" svg:y="12.243cm">
            <draw:text-box>
              <text:p><text:span text:style-name="T8">0</text:span></text:p>
            </draw:text-box>
          </draw:frame>
          <draw:frame draw:style-name="gr27" draw:text-style-name="P17" draw:layer="layout" svg:width="0.777cm" svg:height="1.119cm" svg:x="21.182cm" svg:y="12.854cm">
            <draw:text-box>
              <text:p><text:span text:style-name="T8">4</text:span></text:p>
            </draw:text-box>
          </draw:frame>
          <draw:frame draw:style-name="gr28" draw:text-style-name="P17" draw:layer="layout" svg:width="1.052cm" svg:height="1.119cm" svg:x="24.892cm" svg:y="12.854cm">
            <draw:text-box>
              <text:p><text:span text:style-name="T8">16</text:span></text:p>
            </draw:text-box>
          </draw:frame>
          <draw:frame draw:style-name="gr27" draw:text-style-name="P17" draw:layer="layout" svg:width="0.777cm" svg:height="1.119cm" svg:x="17.511cm" svg:y="12.851cm">
            <draw:text-box>
              <text:p><text:span text:style-name="T8">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0" draw:text-style-name="P8" draw:layer="layout" svg:width="14.192cm" svg:height="1.825cm" svg:x="0.286cm" svg:y="19.559cm">
          <draw:text-box>
            <text:p text:style-name="P7"><text:span text:style-name="T4">Keil et al. (2018) Glob. Ecol. Biogeogr.</text:span></text:p>
          </draw:text-box>
        </draw:frame>
        <draw:frame presentation:style-name="pr1" draw:text-style-name="P19" draw:layer="layout" svg:width="21.41cm" svg:height="1.738cm" svg:x="3.556cm" svg:y="1.84cm">
          <draw:text-box>
            <text:p>From occupancy to richness </text:p>
          </draw:text-box>
        </draw:frame>
        <draw:g xml:id="id10" draw:id="id10">
          <draw:frame draw:style-name="gr31" draw:text-style-name="P20" draw:layer="layout" svg:width="0.2cm" svg:height="0.47cm" svg:x="11.338cm" svg:y="10.24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31" draw:text-style-name="P20" draw:layer="layout" svg:width="1.999cm" svg:height="0.999cm" svg:x="11.338cm" svg:y="10.24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style-name="gr3" draw:text-style-name="P2" draw:layer="layout" svg:width="1.016cm" svg:height="1.016cm" svg:x="8.398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414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43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446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398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414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43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446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398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414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43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446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398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414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43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446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8.398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9.414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0.43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1.446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016cm" svg:height="1.016cm" svg:x="8.398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9.414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8" draw:layer="layout" svg:width="5.81cm" svg:height="1.27cm" svg:x="7.478cm" svg:y="10.556cm">
            <draw:text-box>
              <text:p text:style-name="P7"><text:span text:style-name="T3">P</text:span><text:span text:style-name="T4"> = 2/16 = 0.13</text:span></text:p>
            </draw:text-box>
          </draw:frame>
          <draw:custom-shape draw:style-name="gr9" draw:text-style-name="P6" draw:layer="layout" svg:width="1.016cm" svg:height="1.016cm" svg:x="15.176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6.192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7.208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8.224cm" svg:y="11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5.176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6.192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016cm" svg:height="1.016cm" svg:x="17.208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8.224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5.176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6.192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7.208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8.224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5.176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6.192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7.208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8.224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5.176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6.192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7.208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016cm" svg:height="1.016cm" svg:x="18.224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15.176cm" svg:y="1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016cm" svg:height="1.016cm" svg:x="16.192cm" svg:y="1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text-style-name="P8" draw:layer="layout" svg:width="5.81cm" svg:height="1.27cm" svg:x="14.256cm" svg:y="10.556cm">
            <draw:text-box>
              <text:p text:style-name="P7"><text:span text:style-name="T3">P</text:span><text:span text:style-name="T4"> = 3/16 = 0.19</text:span></text:p>
            </draw:text-box>
          </draw:frame>
          <draw:custom-shape draw:style-name="gr15" draw:text-style-name="P10" draw:layer="layout" svg:width="1.016cm" svg:height="1.016cm" svg:x="18.224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016cm" svg:height="1.016cm" svg:x="15.176cm" svg:y="14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svg:title>TexMaths</svg:title>
          <svg:desc>28§display§\bar S = \frac{ \sum_{j=1}^{N_{tot}} S_j }{N_{tot}} = \sum_{i=1}^{S_{pool}} P_i §svg§600§FALSE§</svg:desc>
          <draw:polygon draw:style-name="gr34" draw:text-style-name="P21" draw:layer="layout" svg:width="10.264cm" svg:height="2.975cm" svg:x="8.531cm" svg:y="5.855cm" svg:viewBox="0 0 10265 2976" draw:points="5132,2976 0,2976 0,0 10265,0 10265,2976">
            <text:p/>
          </draw:polygon>
          <draw:polygon draw:style-name="gr35" draw:text-style-name="P22" draw:layer="layout" svg:width="0.357cm" svg:height="0.033cm" svg:x="8.764cm" svg:y="6.838cm" svg:viewBox="0 0 358 34" draw:points="358,34 358,0 0,0 0,34">
            <text:p/>
          </draw:polygon>
          <draw:path draw:style-name="gr35" draw:text-style-name="P22" draw:layer="layout" svg:width="0.586cm" svg:height="0.716cm" svg:x="8.583cm" svg:y="6.975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3 0-68-34-101-49-115-23-24-36-27-126-49-20-7-56-18-65-18-26-9-60-38-60-92 0-78 78-163 172-163 83 0 144 42 144 154 0 32-5 50-5 54 0 2 0 11 12 11 8 0 11-4 15-20z">
            <text:p/>
          </draw:path>
          <draw:path draw:style-name="gr35" draw:text-style-name="P22" draw:layer="layout" svg:width="0.655cm" svg:height="0.232cm" svg:x="9.519cm" svg:y="7.306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22" draw:layer="layout" svg:width="0.929cm" svg:height="0.984cm" svg:x="10.677cm" svg:y="6.117cm" svg:viewBox="0 0 930 985" svg:d="M361 526l-352 432c-7 12-9 14-9 16 0 11 9 11 27 11h818l85-244h-25c-25 74-90 135-175 161-15 7-83 29-228 29h-419l343-423c6-9 9-11 9-15 0-5-3-5-7-14l-320-439h389c112 0 339 7 408 191h25l-85-231h-818c-27 0-27 0-27 31z">
            <text:p/>
          </draw:path>
          <draw:path draw:style-name="gr35" draw:text-style-name="P22" draw:layer="layout" svg:width="0.615cm" svg:height="0.471cm" svg:x="11.708cm" svg:y="5.891cm" svg:viewBox="0 0 616 472" svg:d="M529 76c6-27 18-49 74-51 2 0 13 0 13-16 0-5-4-9-11-9-23 0-47 2-72 2-15 0-56-2-72-2-4 0-15 0-15 16 0 9 9 9 15 9 34 0 45 11 45 29 0 4 0 9-2 15l-76 303-175-361c-7-11-7-11-24-11h-95c-13 0-22 0-22 16 0 9 9 9 22 9 16 0 30 0 45 4l-92 370c-6 26-18 47-74 49-4 0-13 0-13 13 0 9 4 11 11 11 23 0 47-2 72-2 16 0 56 2 72 2 9 0 15-4 15-13 0-11-9-11-15-11-45-2-45-20-45-29 0-3 0-7 2-18l90-354 201 414c5 11 9 11 16 11 11 0 11-2 13-13z">
            <text:p/>
          </draw:path>
          <draw:path draw:style-name="gr35" draw:text-style-name="P22" draw:layer="layout" svg:width="0.192cm" svg:height="0.315cm" svg:x="12.326cm" svg:y="6.151cm" svg:viewBox="0 0 193 316" svg:d="M114 119h59c11 0 11 0 13-3 2-2 4-9 4-11 0-9-6-9-15-9h-54l9-40c4-13 9-36 9-38 0-9-7-18-18-18-9 0-20 4-25 18-2 9 5-14-20 78h-58c-11 0-18 0-18 14 0 9 7 9 16 9h56l-29 116c-3 11-7 27-7 31 0 30 27 50 60 50 61 0 97-67 97-76 0-7-7-7-9-7-9 0-9 0-11 7-18 35-48 58-74 58-16 0-21-11-21-25 0-9 0-11 0-15z">
            <text:p/>
          </draw:path>
          <draw:path draw:style-name="gr35" draw:text-style-name="P22" draw:layer="layout" svg:width="0.261cm" svg:height="0.225cm" svg:x="12.613cm" svg:y="6.243cm" svg:viewBox="0 0 262 226" svg:d="M262 90c0-50-42-90-105-90-83 0-157 67-157 134 0 52 40 92 105 92 83 0 157-69 157-136zM105 208c-24 0-60-11-60-58 0-16 7-63 33-96 21-23 50-36 79-36 27 0 58 13 58 58 0 14-7 58-29 90-25 31-56 42-81 42z">
            <text:p/>
          </draw:path>
          <draw:path draw:style-name="gr35" draw:text-style-name="P22" draw:layer="layout" svg:width="0.192cm" svg:height="0.315cm" svg:x="12.949cm" svg:y="6.151cm" svg:viewBox="0 0 193 316" svg:d="M114 119h59c11 0 11 0 13-3 2-2 4-9 4-11 0-9-6-9-15-9h-54l9-40c4-13 9-36 9-38 0-9-7-18-18-18-9 0-20 4-25 18-2 9 5-14-20 78h-58c-11 0-18 0-18 14 0 9 7 9 16 9h56l-29 116c-3 11-7 27-7 31 0 30 27 50 60 50 61 0 97-67 97-76 0-7-7-7-9-7-9 0-9 0-11 7-18 35-48 58-74 58-16 0-21-11-21-25 0-9 0-11 0-15z">
            <text:p/>
          </draw:path>
          <draw:path draw:style-name="gr35" draw:text-style-name="P22" draw:layer="layout" svg:width="0.304cm" svg:height="0.599cm" svg:x="11.661cm" svg:y="6.695cm" svg:viewBox="0 0 305 600" svg:d="M305 27c0-14-9-27-27-27-20 0-41 20-41 38 0 11 9 27 30 27 18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35" draw:text-style-name="P22" draw:layer="layout" svg:width="0.508cm" svg:height="0.187cm" svg:x="12.075cm" svg:y="6.885cm" svg:viewBox="0 0 509 188" svg:d="M484 34c9 0 25 0 25-18 0-16-16-16-25-16h-459c-9 0-25 0-25 16 0 18 16 18 27 18zM484 188c9 0 25 0 25-18s-16-18-25-18h-457c-11 0-27 0-27 18s16 18 25 18z">
            <text:p/>
          </draw:path>
          <draw:path draw:style-name="gr35" draw:text-style-name="P22" draw:layer="layout" svg:width="0.252cm" svg:height="0.458cm" svg:x="12.705cm" svg:y="6.693cm" svg:viewBox="0 0 253 459" svg:d="M157 20c0-20 0-20-20-20-45 43-108 45-137 45v24c16 0 63 0 101-20v354c0 22 0 31-70 31h-27v25c14 0 99-2 124-2 22 0 109 2 125 2v-25h-27c-69 0-69-9-69-31z">
            <text:p/>
          </draw:path>
          <draw:path draw:style-name="gr35" draw:text-style-name="P22" draw:layer="layout" svg:width="0.586cm" svg:height="0.716cm" svg:x="13.498cm" svg:y="6.162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3 0-68-34-101-49-115-23-24-36-27-126-49-20-7-56-18-65-18-26-9-60-38-60-92 0-78 78-163 172-163 83 0 144 42 144 154 0 32-5 50-5 54 0 2 0 11 12 11 8 0 11-4 15-20z">
            <text:p/>
          </draw:path>
          <draw:path draw:style-name="gr35" draw:text-style-name="P22" draw:layer="layout" svg:width="0.304cm" svg:height="0.599cm" svg:x="14.051cm" svg:y="6.547cm" svg:viewBox="0 0 305 600" svg:d="M305 27c0-14-9-27-27-27-20 0-41 20-41 38 0 11 9 27 30 27 18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olygon draw:style-name="gr35" draw:text-style-name="P22" draw:layer="layout" svg:width="3.846cm" svg:height="0.042cm" svg:x="10.621cm" svg:y="7.403cm" svg:viewBox="0 0 3847 43" draw:points="1922,43 0,43 0,0 3847,0 3847,43">
            <text:p/>
          </draw:polygon>
          <draw:path draw:style-name="gr35" draw:text-style-name="P22" draw:layer="layout" svg:width="0.83cm" svg:height="0.673cm" svg:x="11.67cm" svg:y="7.67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35" draw:text-style-name="P22" draw:layer="layout" svg:width="0.234cm" svg:height="0.438cm" svg:x="12.452cm" svg:y="8.0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35" draw:text-style-name="P22" draw:layer="layout" svg:width="0.324cm" svg:height="0.312cm" svg:x="12.763cm" svg:y="8.186cm" svg:viewBox="0 0 325 313" svg:d="M325 121c0-76-56-121-126-121-103 0-199 96-199 190 0 70 52 123 125 123 101 0 200-91 200-192zM128 293c-36 0-70-22-70-76 0-29 14-96 41-136 29-43 69-61 100-61 38 0 70 25 70 76 0 16-9 85-40 135-25 40-68 62-101 62z">
            <text:p/>
          </draw:path>
          <draw:path draw:style-name="gr35" draw:text-style-name="P22" draw:layer="layout" svg:width="0.234cm" svg:height="0.438cm" svg:x="13.137cm" svg:y="8.0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35" draw:text-style-name="P22" draw:layer="layout" svg:width="0.655cm" svg:height="0.232cm" svg:x="14.911cm" svg:y="7.306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22" draw:layer="layout" svg:width="0.438cm" svg:height="0.498cm" svg:x="15.946cm" svg:y="5.842cm" svg:viewBox="0 0 439 499" svg:d="M439 9c0-5-2-9-9-9-4 0-4 0-13 9l-34 40c-27-36-69-49-112-49-98 0-184 78-184 159 0 9 3 38 23 63 22 29 49 33 96 44 14 5 47 12 58 14 23 7 65 22 65 74 0 56-58 121-139 121-60 0-134-20-134-99 0-7 2-22 4-33 3-3 3-5 3-5 0-9-9-9-11-9-12 0-12 2-14 14l-36 138c0 3-2 7-2 12 0 2 2 6 9 6 4 0 4 0 16-9 6-9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35" draw:text-style-name="P22" draw:layer="layout" svg:width="0.304cm" svg:height="0.315cm" svg:x="16.406cm" svg:y="6.214cm" svg:viewBox="0 0 305 316" svg:d="M43 278c-5 11-5 15-27 15-7 0-16 0-16 14 0 4 4 9 9 9 7 0 16-3 22-3 9 0 18 0 25 0 11 0 20 0 31 0 7 0 18 3 27 3 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  <draw:path draw:style-name="gr35" draw:text-style-name="P22" draw:layer="layout" svg:width="0.261cm" svg:height="0.225cm" svg:x="16.795cm" svg:y="6.214cm" svg:viewBox="0 0 262 226" svg:d="M262 90c0-50-42-90-105-90-83 0-157 67-157 134 0 52 40 92 105 92 83 0 157-69 157-136zM105 208c-24 0-60-11-60-58 0-16 7-63 33-96 21-23 50-36 79-36 27 0 58 13 58 58 0 14-7 58-29 90-25 31-56 42-81 42z">
            <text:p/>
          </draw:path>
          <draw:path draw:style-name="gr35" draw:text-style-name="P22" draw:layer="layout" svg:width="0.261cm" svg:height="0.225cm" svg:x="17.14cm" svg:y="6.214cm" svg:viewBox="0 0 262 226" svg:d="M262 90c0-50-42-90-105-90-83 0-157 67-157 134 0 52 40 92 105 92 83 0 157-69 157-136zM105 208c-24 0-60-11-60-58 0-16 7-63 33-96 21-23 50-36 79-36 27 0 58 13 58 58 0 14-7 58-29 90-25 31-56 42-81 42z">
            <text:p/>
          </draw:path>
          <draw:path draw:style-name="gr35" draw:text-style-name="P22" draw:layer="layout" svg:width="0.124cm" svg:height="0.348cm" svg:x="17.488cm" svg:y="6.088cm" svg:viewBox="0 0 125 349" svg:d="M114 18c2-7 2-7 2-9 0-9-8-9-15-9l-63 4c-9 0-9 3-11 3-2 2-5 9-5 11 0 9 9 9 16 9 18 0 22 2 27 4 0 5 0 9-2 16l-61 237c-2 5-2 9-2 16 0 31 29 49 60 49 16 0 30-9 43-24 13-20 22-50 22-54 0-7-9-7-11-7-9 0-9 5-11 11-9 34-20 56-40 56-14 0-20-11-20-26 0-5 0-9 2-16z">
            <text:p/>
          </draw:path>
          <draw:path draw:style-name="gr35" draw:text-style-name="P22" draw:layer="layout" svg:width="1.312cm" svg:height="1.378cm" svg:x="16.152cm" svg:y="6.733cm" svg:viewBox="0 0 1313 1379" svg:d="M1192 1379l121-315h-25c-38 103-143 170-257 199-21 4-117 31-307 31h-594l502-589c6-6 9-11 9-15 0-3 0-5-7-16l-459-627h540c132 0 221 13 230 16 54 9 139 24 218 74 24 15 92 60 125 141h25l-121-278h-1165c-23 0-23 0-27 7 0 2 0 22 0 33l522 712-511 598c-11 14-11 18-11 18 0 11 9 11 27 11z">
            <text:p/>
          </draw:path>
          <draw:path draw:style-name="gr35" draw:text-style-name="P22" draw:layer="layout" svg:width="0.21cm" svg:height="0.465cm" svg:x="16.202cm" svg:y="8.372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35" draw:text-style-name="P22" draw:layer="layout" svg:width="0.508cm" svg:height="0.187cm" svg:x="16.497cm" svg:y="8.565cm" svg:viewBox="0 0 509 188" svg:d="M484 34c9 0 25 0 25-18 0-16-16-16-25-16h-459c-9 0-25 0-25 16 0 18 16 18 27 18zM484 188c9 0 25 0 25-18s-16-18-25-18h-457c-11 0-27 0-27 18s16 18 25 18z">
            <text:p/>
          </draw:path>
          <draw:path draw:style-name="gr35" draw:text-style-name="P22" draw:layer="layout" svg:width="0.252cm" svg:height="0.458cm" svg:x="17.129cm" svg:y="8.372cm" svg:viewBox="0 0 253 459" svg:d="M157 20c0-20 0-20-20-20-45 43-108 45-137 45v24c16 0 63 0 101-20v354c0 22 0 31-70 31h-27v25c14 0 99-2 124-2 22 0 109 2 125 2v-25h-27c-69 0-69-9-69-31z">
            <text:p/>
          </draw:path>
          <draw:path draw:style-name="gr35" draw:text-style-name="P22" draw:layer="layout" svg:width="0.705cm" svg:height="0.673cm" svg:x="17.925cm" svg:y="6.997cm" svg:viewBox="0 0 706 674" svg:d="M260 363h168c139 0 278-103 278-213 0-76-65-150-195-150h-321c-17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35" draw:text-style-name="P22" draw:layer="layout" svg:width="0.21cm" svg:height="0.465cm" svg:x="18.547cm" svg:y="7.36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9" draw:layer="layout" svg:width="13.968cm" svg:height="10.476cm" svg:x="3.81cm" svg:y="2.123cm" draw:page-number="2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6" draw:text-style-name="P8" draw:layer="layout" svg:width="14.192cm" svg:height="1.825cm" svg:x="0.286cm" svg:y="19.559cm">
          <draw:text-box>
            <text:p text:style-name="P7"><text:span text:style-name="T4">Keil et al. (2018) Glob. Ecol. Biogeogr.</text:span></text:p>
          </draw:text-box>
        </draw:frame>
        <draw:frame presentation:style-name="pr3" draw:text-style-name="P19" draw:layer="layout" svg:width="21.41cm" svg:height="3.473cm" svg:x="3.556cm" svg:y="1.673cm">
          <draw:text-box>
            <text:p>From occupancy-area to species-area relationship</text:p>
          </draw:text-box>
        </draw:frame>
        <draw:polyline draw:style-name="gr22" draw:text-style-name="P14" xml:id="id11" draw:id="id11" draw:layer="layout" svg:width="0cm" svg:height="7.604cm" svg:x="4.174cm" svg:y="7.63cm" svg:viewBox="0 0 0 7605" draw:points="0,0 0,7605">
          <text:p/>
        </draw:polyline>
        <draw:polyline draw:style-name="gr22" draw:text-style-name="P14" xml:id="id12" draw:id="id12" draw:layer="layout" svg:width="7.649cm" svg:height="0cm" svg:x="4.174cm" svg:y="15.235cm" svg:viewBox="0 0 7650 0" draw:points="0,0 7650,0">
          <text:p/>
        </draw:polyline>
        <draw:frame draw:style-name="gr23" draw:text-style-name="P15" xml:id="id13" draw:id="id13" draw:layer="layout" svg:width="6.238cm" svg:height="1.119cm" svg:x="5.002cm" svg:y="16.129cm">
          <draw:text-box>
            <text:p><text:span text:style-name="T6">Cell area (Grain)</text:span></text:p>
          </draw:text-box>
        </draw:frame>
        <draw:frame draw:style-name="gr24" draw:text-style-name="P16" xml:id="id14" draw:id="id14" draw:layer="layout" svg:width="1.324cm" svg:height="1.195cm" draw:transform="rotate (1.5707963267949) translate (2.958cm 11.873cm)">
          <draw:text-box>
            <text:p><text:span text:style-name="T7">P</text:span></text:p>
          </draw:text-box>
        </draw:frame>
        <draw:polyline draw:style-name="gr25" draw:text-style-name="P14" xml:id="id15" draw:id="id15" draw:layer="layout" svg:width="7.836cm" svg:height="0.193cm" draw:transform="rotate (0.244695161129605) translate (4.17373079843087cm 15.0837946932588cm)" svg:viewBox="0 0 7837 194" draw:points="0,1 3920,0 7837,194">
          <text:p/>
        </draw:polyline>
        <draw:polyline draw:style-name="gr26" draw:text-style-name="P14" xml:id="id16" draw:id="id16" draw:layer="layout" svg:width="8.867cm" svg:height="3.096cm" draw:transform="rotate (0.291295452157854) translate (3.28448151640587cm 12.1180721011047cm)" svg:viewBox="0 0 8868 3097" draw:points="0,3097 3970,3097 8868,0">
          <text:p/>
        </draw:polyline>
        <draw:polyline draw:style-name="gr22" draw:text-style-name="P14" xml:id="id17" draw:id="id17" draw:layer="layout" svg:width="0.253cm" svg:height="0cm" svg:x="3.92cm" svg:y="7.57cm" svg:viewBox="0 0 254 0" draw:points="0,0 254,0">
          <text:p/>
        </draw:polyline>
        <draw:polyline draw:style-name="gr22" draw:text-style-name="P14" xml:id="id18" draw:id="id18" draw:layer="layout" svg:width="0.253cm" svg:height="0cm" svg:x="3.92cm" svg:y="7.57cm" svg:viewBox="0 0 254 0" draw:points="0,0 254,0">
          <text:p/>
        </draw:polyline>
        <draw:polyline draw:style-name="gr22" draw:text-style-name="P14" xml:id="id19" draw:id="id19" draw:layer="layout" svg:width="0.253cm" svg:height="0cm" svg:x="3.92cm" svg:y="15.235cm" svg:viewBox="0 0 254 0" draw:points="0,0 254,0">
          <text:p/>
        </draw:polyline>
        <draw:frame draw:style-name="gr27" draw:text-style-name="P17" xml:id="id20" draw:id="id20" draw:layer="layout" svg:width="0.777cm" svg:height="1.119cm" svg:x="3.267cm" svg:y="7.104cm">
          <draw:text-box>
            <text:p><text:span text:style-name="T8">1</text:span></text:p>
          </draw:text-box>
        </draw:frame>
        <draw:polyline draw:style-name="gr22" draw:text-style-name="P14" xml:id="id21" draw:id="id21" draw:layer="layout" svg:width="0cm" svg:height="0.253cm" svg:x="4.174cm" svg:y="15.235cm" svg:viewBox="0 0 0 254" draw:points="0,0 0,254">
          <text:p/>
        </draw:polyline>
        <draw:polyline draw:style-name="gr22" draw:text-style-name="P14" xml:id="id22" draw:id="id22" draw:layer="layout" svg:width="0cm" svg:height="0.253cm" svg:x="7.984cm" svg:y="15.235cm" svg:viewBox="0 0 0 254" draw:points="0,0 0,254">
          <text:p/>
        </draw:polyline>
        <draw:polyline draw:style-name="gr22" draw:text-style-name="P14" xml:id="id23" draw:id="id23" draw:layer="layout" svg:width="0cm" svg:height="0.253cm" svg:x="11.794cm" svg:y="15.235cm" svg:viewBox="0 0 0 254" draw:points="0,0 0,254">
          <text:p/>
        </draw:polyline>
        <draw:frame draw:style-name="gr27" draw:text-style-name="P17" xml:id="id24" draw:id="id24" draw:layer="layout" svg:width="0.777cm" svg:height="1.119cm" svg:x="3.258cm" svg:y="14.778cm">
          <draw:text-box>
            <text:p><text:span text:style-name="T8">0</text:span></text:p>
          </draw:text-box>
        </draw:frame>
        <draw:frame draw:style-name="gr27" draw:text-style-name="P17" xml:id="id25" draw:id="id25" draw:layer="layout" svg:width="0.777cm" svg:height="1.119cm" svg:x="7.576cm" svg:y="15.389cm">
          <draw:text-box>
            <text:p><text:span text:style-name="T8">4</text:span></text:p>
          </draw:text-box>
        </draw:frame>
        <draw:frame draw:style-name="gr28" draw:text-style-name="P17" xml:id="id26" draw:id="id26" draw:layer="layout" svg:width="1.052cm" svg:height="1.119cm" svg:x="11.286cm" svg:y="15.389cm">
          <draw:text-box>
            <text:p><text:span text:style-name="T8">16</text:span></text:p>
          </draw:text-box>
        </draw:frame>
        <draw:frame draw:style-name="gr27" draw:text-style-name="P17" xml:id="id27" draw:id="id27" draw:layer="layout" svg:width="0.777cm" svg:height="1.119cm" svg:x="3.905cm" svg:y="15.386cm">
          <draw:text-box>
            <text:p><text:span text:style-name="T8">1</text:span></text:p>
          </draw:text-box>
        </draw:frame>
        <draw:polyline draw:style-name="gr22" draw:text-style-name="P14" xml:id="id28" draw:id="id28" draw:layer="layout" svg:width="0cm" svg:height="7.604cm" svg:x="16.636cm" svg:y="7.63cm" svg:viewBox="0 0 0 7605" draw:points="0,0 0,7605">
          <text:p/>
        </draw:polyline>
        <draw:polyline draw:style-name="gr22" draw:text-style-name="P14" xml:id="id29" draw:id="id29" draw:layer="layout" svg:width="7.649cm" svg:height="0cm" svg:x="16.636cm" svg:y="15.235cm" svg:viewBox="0 0 7650 0" draw:points="0,0 7650,0">
          <text:p/>
        </draw:polyline>
        <draw:frame draw:style-name="gr23" draw:text-style-name="P15" xml:id="id30" draw:id="id30" draw:layer="layout" svg:width="6.238cm" svg:height="1.119cm" svg:x="17.464cm" svg:y="16.129cm">
          <draw:text-box>
            <text:p><text:span text:style-name="T6">Cell area (Grain)</text:span></text:p>
          </draw:text-box>
        </draw:frame>
        <draw:frame draw:style-name="gr24" draw:text-style-name="P16" xml:id="id31" draw:id="id31" draw:layer="layout" svg:width="1.324cm" svg:height="1.195cm" draw:transform="rotate (1.5707963267949) translate (15.42cm 11.873cm)">
          <draw:text-box>
            <text:p><text:span text:style-name="T7">S</text:span></text:p>
          </draw:text-box>
        </draw:frame>
        <draw:polyline draw:style-name="gr22" draw:text-style-name="P14" xml:id="id32" draw:id="id32" draw:layer="layout" svg:width="0.253cm" svg:height="0cm" svg:x="16.382cm" svg:y="7.57cm" svg:viewBox="0 0 254 0" draw:points="0,0 254,0">
          <text:p/>
        </draw:polyline>
        <draw:polyline draw:style-name="gr22" draw:text-style-name="P14" xml:id="id33" draw:id="id33" draw:layer="layout" svg:width="0.253cm" svg:height="0cm" svg:x="16.382cm" svg:y="7.57cm" svg:viewBox="0 0 254 0" draw:points="0,0 254,0">
          <text:p/>
        </draw:polyline>
        <draw:polyline draw:style-name="gr22" draw:text-style-name="P14" xml:id="id34" draw:id="id34" draw:layer="layout" svg:width="0.253cm" svg:height="0cm" svg:x="16.382cm" svg:y="15.235cm" svg:viewBox="0 0 254 0" draw:points="0,0 254,0">
          <text:p/>
        </draw:polyline>
        <draw:frame draw:style-name="gr27" draw:text-style-name="P17" xml:id="id35" draw:id="id35" draw:layer="layout" svg:width="0.777cm" svg:height="1.119cm" svg:x="15.729cm" svg:y="7.104cm">
          <draw:text-box>
            <text:p><text:span text:style-name="T8">1</text:span></text:p>
          </draw:text-box>
        </draw:frame>
        <draw:polyline draw:style-name="gr22" draw:text-style-name="P14" xml:id="id36" draw:id="id36" draw:layer="layout" svg:width="0cm" svg:height="0.253cm" svg:x="16.636cm" svg:y="15.235cm" svg:viewBox="0 0 0 254" draw:points="0,0 0,254">
          <text:p/>
        </draw:polyline>
        <draw:polyline draw:style-name="gr22" draw:text-style-name="P14" xml:id="id37" draw:id="id37" draw:layer="layout" svg:width="0cm" svg:height="0.253cm" svg:x="20.446cm" svg:y="15.235cm" svg:viewBox="0 0 0 254" draw:points="0,0 0,254">
          <text:p/>
        </draw:polyline>
        <draw:polyline draw:style-name="gr22" draw:text-style-name="P14" xml:id="id38" draw:id="id38" draw:layer="layout" svg:width="0cm" svg:height="0.253cm" svg:x="24.256cm" svg:y="15.235cm" svg:viewBox="0 0 0 254" draw:points="0,0 0,254">
          <text:p/>
        </draw:polyline>
        <draw:frame draw:style-name="gr27" draw:text-style-name="P17" xml:id="id39" draw:id="id39" draw:layer="layout" svg:width="0.777cm" svg:height="1.119cm" svg:x="15.72cm" svg:y="14.778cm">
          <draw:text-box>
            <text:p><text:span text:style-name="T8">0</text:span></text:p>
          </draw:text-box>
        </draw:frame>
        <draw:frame draw:style-name="gr27" draw:text-style-name="P17" xml:id="id40" draw:id="id40" draw:layer="layout" svg:width="0.777cm" svg:height="1.119cm" svg:x="20.038cm" svg:y="15.389cm">
          <draw:text-box>
            <text:p><text:span text:style-name="T8">4</text:span></text:p>
          </draw:text-box>
        </draw:frame>
        <draw:frame draw:style-name="gr28" draw:text-style-name="P17" xml:id="id41" draw:id="id41" draw:layer="layout" svg:width="1.052cm" svg:height="1.119cm" svg:x="23.748cm" svg:y="15.389cm">
          <draw:text-box>
            <text:p><text:span text:style-name="T8">16</text:span></text:p>
          </draw:text-box>
        </draw:frame>
        <draw:frame draw:style-name="gr27" draw:text-style-name="P17" xml:id="id42" draw:id="id42" draw:layer="layout" svg:width="0.777cm" svg:height="1.119cm" svg:x="16.367cm" svg:y="15.386cm">
          <draw:text-box>
            <text:p><text:span text:style-name="T8">1</text:span></text:p>
          </draw:text-box>
        </draw:frame>
        <draw:polyline draw:style-name="gr37" draw:text-style-name="P14" xml:id="id43" draw:id="id43" draw:layer="layout" svg:width="9.565cm" svg:height="4.297cm" draw:transform="rotate (0.328994564000931) translate (15.2473761448435cm 10.7105825935015cm)" svg:viewBox="0 0 9566 4298" draw:points="0,4298 4072,4298 956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9" draw:layer="layout" svg:width="13.968cm" svg:height="10.476cm" svg:x="3.81cm" svg:y="2.123cm" draw:page-number="3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0:58:53.509994995</meta:creation-date>
    <meta:generator>LibreOffice/5.4.4.2$Linux_X86_64 LibreOffice_project/40m0$Build-2</meta:generator>
    <dc:date>2018-01-22T22:43:20.353226377</dc:date>
    <meta:editing-duration>PT5M3S</meta:editing-duration>
    <meta:editing-cycles>1</meta:editing-cycles>
    <meta:document-statistic meta:object-count="39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